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2.108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5" style:family="table-cell" style:parent-style-name="Default">
      <style:text-properties fo:color="#3399ff"/>
    </style:style>
    <style:style style:name="ce1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order-left="none" fo:border-right="none" fo:border-top="0.0008in solid #000000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" style:family="table-cell" style:parent-style-name="Default">
      <style:text-properties fo:color="#007826" fo:font-weight="bold" style:font-weight-asian="bold" style:font-weight-complex="bold"/>
    </style:style>
    <style:style style:name="ce2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1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ff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66ffff"/>
    </style:style>
    <style:style style:name="T2" style:family="text"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number-columns-repeated="7"/>
          <table:table-cell office:value-type="string">
            <text:p>ferit</text:p>
          </table:table-cell>
          <table:table-cell office:value-type="string">
            <text:p>effect. Area</text:p>
          </table:table-cell>
          <table:table-cell office:value-type="string">
            <text:p>induc. Factor</text:p>
          </table:table-cell>
          <table:table-cell office:value-type="string">
            <text:p>konvertuj u “nH”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>
            <text:p>Ae [mm^2]</text:p>
          </table:table-cell>
          <table:table-cell office:value-type="string">
            <text:p>AL [uH]</text:p>
          </table:table-cell>
          <table:table-cell office:value-type="string">
            <text:p>AL[<text:span text:style-name="T2">nH</text:span>]</text:p>
          </table:table-cell>
          <table:table-cell office:value-type="string">
            <text:p>Diametar [mm]</text:p>
          </table:table-cell>
          <table:table-cell office:value-type="string">
            <text:p>Unutrasnji</text:p>
          </table:table-cell>
          <table:table-cell office:value-type="string">
            <text:p>visina</text:p>
          </table:table-cell>
          <table:table-cell table:style-name="ce6" office:value-type="string">
            <text:p>μ I</text:p>
          </table:table-cell>
          <table:table-cell office:value-type="string">
            <text:p>B (saturation, 25 deg)</text:p>
          </table:table-cell>
          <table:table-cell office:value-type="string">
            <text:p>B (100 deg)</text:p>
          </table:table-cell>
          <table:table-cell office:value-type="string">
            <text:p>ferit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</table:table-row>
        <table:table-row table:style-name="ro2">
          <table:table-cell/>
          <table:table-cell office:value-type="string">
            <text:p>Racunica za sinus na primaru (ferit N87)</text:p>
          </table:table-cell>
          <table:table-cell table:number-columns-repeated="3"/>
          <table:table-cell table:style-name="ce6"/>
          <table:table-cell/>
          <table:table-cell office:value-type="string">
            <text:p>B64290L0638X087 </text:p>
          </table:table-cell>
          <table:table-cell table:style-name="ce1" office:value-type="float" office:value="26.17">
            <text:p>26.17</text:p>
          </table:table-cell>
          <table:table-cell office:value-type="float" office:value="1.34">
            <text:p>1.34</text:p>
          </table:table-cell>
          <table:table-cell table:style-name="ce1" office:value-type="float" office:value="1340">
            <text:p>1340</text:p>
          </table:table-cell>
          <table:table-cell office:value-type="float" office:value="23.3">
            <text:p>23.3</text:p>
          </table:table-cell>
          <table:table-cell office:value-type="float" office:value="13.7">
            <text:p>13.7</text:p>
          </table:table-cell>
          <table:table-cell office:value-type="float" office:value="7.4">
            <text:p>7.4</text:p>
          </table:table-cell>
          <table:table-cell office:value-type="float" office:value="2200">
            <text:p>2200</text:p>
          </table:table-cell>
          <table:table-cell office:value-type="float" office:value="490">
            <text:p>490</text:p>
          </table:table-cell>
          <table:table-cell office:value-type="float" office:value="390">
            <text:p>390</text:p>
          </table:table-cell>
          <table:table-cell office:value-type="string">
            <text:p>N8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 [mT]</text:p>
          </table:table-cell>
          <table:table-cell office:value-type="string">
            <text:p>U [V]</text:p>
          </table:table-cell>
          <table:table-cell office:value-type="string">
            <text:p>F [Hz]</text:p>
          </table:table-cell>
          <table:table-cell office:value-type="string">
            <text:p>Ae</text:p>
          </table:table-cell>
          <table:table-cell table:style-name="ce7" office:value-type="string">
            <text:p>Curtis?</text:p>
          </table:table-cell>
          <table:table-cell table:style-name="ce9"/>
          <table:table-cell table:style-name="ce9" office:value-type="string">
            <text:p>B65807J0000R087</text:p>
          </table:table-cell>
          <table:table-cell table:style-name="ce9" office:value-type="float" office:value="36.6">
            <text:p>36.6</text:p>
          </table:table-cell>
          <table:table-cell table:style-name="ce9" office:value-type="float" office:value="2.4">
            <text:p>2.4</text:p>
          </table:table-cell>
          <table:table-cell table:style-name="ce9" office:value-type="float" office:value="2400">
            <text:p>2400</text:p>
          </table:table-cell>
          <table:table-cell table:style-name="ce9" table:number-columns-repeated="2"/>
          <table:table-cell table:style-name="ce9" office:value-type="string">
            <text:p>2x6.25mm</text:p>
          </table:table-cell>
          <table:table-cell table:style-name="ce9" office:value-type="float" office:value="2201">
            <text:p>2201</text:p>
          </table:table-cell>
          <table:table-cell table:style-name="ce9" office:value-type="float" office:value="490">
            <text:p>490</text:p>
          </table:table-cell>
          <table:table-cell table:style-name="ce9" office:value-type="float" office:value="390">
            <text:p>390</text:p>
          </table:table-cell>
          <table:table-cell table:style-name="ce9" office:value-type="string">
            <text:p>N87</text:p>
          </table:table-cell>
          <table:table-cell table:style-name="ce9" office:value-type="string">
            <text:p>17.9mm</text:p>
          </table:table-cell>
          <table:table-cell table:style-name="ce9"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office:value-type="float" office:value="200000">
            <text:p>200000</text:p>
          </table:table-cell>
          <table:table-cell office:value-type="float" office:value="19.73">
            <text:p>19.73</text:p>
          </table:table-cell>
          <table:table-cell/>
          <table:table-cell office:value-type="string">
            <text:p>gapped</text:p>
          </table:table-cell>
          <table:table-cell office:value-type="string">
            <text:p>B65807J0250A087</text:p>
          </table:table-cell>
          <table:table-cell office:value-type="float" office:value="36.6">
            <text:p>36.6</text:p>
          </table:table-cell>
          <table:table-cell office:value-type="float" office:value="0.25">
            <text:p>0.25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2x6.25mm</text:p>
          </table:table-cell>
          <table:table-cell/>
          <table:table-cell office:value-type="float" office:value="490">
            <text:p>490</text:p>
          </table:table-cell>
          <table:table-cell/>
          <table:table-cell office:value-type="string">
            <text:p>N87</text:p>
          </table:table-cell>
          <table:table-cell office:value-type="string">
            <text:p>18.9mm</text:p>
          </table:table-cell>
          <table:table-cell office:value-type="float" office:value="9.2">
            <text:p>9.2</text:p>
          </table:table-cell>
        </table:table-row>
        <table:table-row table:style-name="ro3">
          <table:table-cell table:number-columns-repeated="6"/>
          <table:table-cell office:value-type="string">
            <text:p>gapped</text:p>
          </table:table-cell>
          <table:table-cell table:style-name="ce10" office:value-type="string">
            <text:p><text:span text:style-name="T1">B65811J0250A087</text:span> <text:s/></text:p>
          </table:table-cell>
          <table:table-cell table:style-name="ce1" office:value-type="float" office:value="64">
            <text:p>64</text:p>
          </table:table-cell>
          <table:table-cell office:value-type="float" office:value="0.25">
            <text:p>0.25</text:p>
          </table:table-cell>
          <table:table-cell table:style-name="ce1" office:value-type="float" office:value="250">
            <text:p>250</text:p>
          </table:table-cell>
          <table:table-cell table:number-columns-repeated="2"/>
          <table:table-cell office:value-type="string">
            <text:p>2x8.25</text:p>
          </table:table-cell>
          <table:table-cell/>
          <table:table-cell office:value-type="float" office:value="490">
            <text:p>49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Np = </text:p>
          </table:table-cell>
          <table:table-cell table:style-name="ce1" table:formula="of:=[.C5]*SQRT(2)*10^9/(2*3.14*[.D5]*[.I3]*[.B5])" office:value-type="float" office:value="3.68786356923573">
            <text:p>3.6878635692</text:p>
          </table:table-cell>
          <table:table-cell office:value-type="string">
            <text:p>Minimalni broj namotaja na primaru</text:p>
          </table:table-cell>
          <table:table-cell table:number-columns-repeated="4"/>
          <table:table-cell office:value-type="string">
            <text:p>B65701W0000R087 </text:p>
          </table:table-cell>
          <table:table-cell office:value-type="float" office:value="145">
            <text:p>145</text:p>
          </table:table-cell>
          <table:table-cell office:value-type="float" office:value="6.4">
            <text:p>6.4</text:p>
          </table:table-cell>
          <table:table-cell office:value-type="float" office:value="6400">
            <text:p>6400</text:p>
          </table:table-cell>
          <table:table-cell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490">
            <text:p>490</text:p>
          </table:table-cell>
          <table:table-cell table:number-columns-repeated="4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7"/>
          <table:table-cell table:style-name="ce11" office:value-type="string">
            <text:p>Maksimalni broj namotaja i struja na primaru (N*I) su ograniceni sa B (flux) saturation koja je za ferit N87 = 490mT</text:p>
          </table:table-cell>
          <table:table-cell table:style-name="ce13" table:number-columns-repeated="9"/>
          <table:table-cell table:number-columns-repeated="3"/>
        </table:table-row>
        <table:table-row table:style-name="ro2">
          <table:table-cell/>
          <table:table-cell office:value-type="string">
            <text:p>L = N*N*AL</text:p>
          </table:table-cell>
          <table:table-cell/>
          <table:table-cell office:value-type="string">
            <text:p>(AL: incuctance factor)</text:p>
          </table:table-cell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N*I = B* Ae / AL</text:p>
          </table:table-cell>
          <table:table-cell office:value-type="string">
            <text:p>N*I=</text:p>
          </table:table-cell>
          <table:table-cell table:style-name="ce1" table:formula="of:=[.P3]*[.I3]/[.K3]" office:value-type="float" office:value="9.56962686567164">
            <text:p>9.5696268657</text:p>
          </table:table-cell>
          <table:table-cell office:value-type="string">
            <text:p>[Amper-turns]</text:p>
          </table:table-cell>
          <table:table-cell office:value-type="string">
            <text:p>znaci ako imamo 1A (peak) na primaru, mozemo imati max 9.5 namotaja da ne predjemo B saturation</text:p>
          </table:table-cell>
          <table:table-cell table:number-columns-repeated="8"/>
        </table:table-row>
        <table:table-row table:style-name="ro2">
          <table:table-cell office:value-type="string">
            <text:p>Lp =</text:p>
          </table:table-cell>
          <table:table-cell table:style-name="ce1" table:formula="of:=[.B7]*[.B7]*[.J3]" office:value-type="float" office:value="18.2244525250968">
            <text:p>18.2244525251</text:p>
          </table:table-cell>
          <table:table-cell office:value-type="string">
            <text:p>uH</text:p>
          </table:table-cell>
          <table:table-cell table:number-columns-repeated="6"/>
          <table:table-cell table:style-name="ce14" table:formula="of:=[.P4]*[.I4]/[.K4]" office:value-type="float" office:value="7.4725">
            <text:p>7.4725</text:p>
          </table:table-cell>
          <table:table-cell office:value-type="string">
            <text:p>[Amper-turns]</text:p>
          </table:table-cell>
          <table:table-cell table:style-name="ce15" office:value-type="string">
            <text:p>Curtisov?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1" table:formula="of:=[.P5]*[.I5]/[.K5]" office:value-type="float" office:value="71.736">
            <text:p>71.736</text:p>
          </table:table-cell>
          <table:table-cell office:value-type="string">
            <text:p>[Amper-turns]</text:p>
          </table:table-cell>
          <table:table-cell office:value-type="string">
            <text:p>gapped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1" table:formula="of:=[.P6]*[.I6]/[.K6]" office:value-type="float" office:value="125.44">
            <text:p>125.44</text:p>
          </table:table-cell>
          <table:table-cell office:value-type="string">
            <text:p>[Amper-turns]</text:p>
          </table:table-cell>
          <table:table-cell office:value-type="string">
            <text:p>gapped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B = ( AL * N * I ) / Ae </text:p>
          </table:table-cell>
          <table:table-cell table:number-columns-repeated="7"/>
          <table:table-cell table:style-name="ce1" table:formula="of:=[.P7]*[.I7]/[.K7]" office:value-type="float" office:value="11.1015625">
            <text:p>11.1015625</text:p>
          </table:table-cell>
          <table:table-cell table:number-columns-repeated="10"/>
        </table:table-row>
        <table:table-row table:style-name="ro2">
          <table:table-cell/>
          <table:table-cell table:style-name="ce3"/>
          <table:table-cell table:number-columns-repeated="5"/>
          <table:table-cell office:value-type="string">
            <text:p>Ako izaberemo N= 1:10</text:p>
          </table:table-cell>
          <table:table-cell office:value-type="string">
            <text:p>I 5 namotaja =&gt; max I=25A</text:p>
          </table:table-cell>
          <table:table-cell/>
          <table:table-cell office:value-type="string">
            <text:p>Struja sekundara = 2.5A</text:p>
          </table:table-cell>
          <table:table-cell/>
          <table:table-cell office:value-type="string">
            <text:p>Z= 100 Ohm =&gt; Usec = 250V =&gt; Uprim = 25v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/>
          <table:table-cell office:value-type="string">
            <text:p>(amper-turns)</text:p>
          </table:table-cell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Izracunaj induktansu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NI = <text:s/></text:p>
          </table:table-cell>
          <table:table-cell table:style-name="ce4" table:formula="of:=[.B5]*[.I3]/[.K3]" office:value-type="float" office:value="6.83544776119403">
            <text:p>6.8354477612</text:p>
          </table:table-cell>
          <table:table-cell office:value-type="string">
            <text:p>[amper turns)</text:p>
          </table:table-cell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L = N*N*AL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8"/>
          <table:table-cell office:value-type="string">
            <text:p>N=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AL = </text:p>
          </table:table-cell>
          <table:table-cell table:number-columns-repeated="2" office:value-type="float" office:value="2.4">
            <text:p>2.4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L[uH]=</text:p>
          </table:table-cell>
          <table:table-cell table:style-name="ce13" table:formula="of:=[.J22]*[.J22]*[.J23]" office:value-type="float" office:value="8354.4">
            <text:p>8354.4</text:p>
          </table:table-cell>
          <table:table-cell table:style-name="ce13" table:formula="of:=[.K22]*[.K22]*[.K23]" office:value-type="float" office:value="866.4">
            <text:p>866.4</text:p>
          </table:table-cell>
          <table:table-cell office:value-type="string">
            <text:p>ovo se slaze sa Curtis trafo (izmjereno 8.5mH sekundar i 0.93 primar)</text:p>
          </table:table-cell>
          <table:table-cell table:number-columns-repeated="8"/>
        </table:table-row>
        <table:table-row table:style-name="ro2">
          <table:table-cell table:number-columns-repeated="11"/>
          <table:table-cell office:value-type="string">
            <text:p>Znaci on koristi “ungapped”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Formula za broj namotaja na osnovu napona I frekvencije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2" office:value-type="string">
            <text:p>Npri = Vin*10^8 / 4*f*Bmax*Ac</text:p>
          </table:table-cell>
          <table:table-cell table:style-name="ce8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Bmax u Gauss <text:s/>(1 <text:s/>T = 10^4 Gaus)</text:p>
          </table:table-cell>
          <table:table-cell table:number-columns-repeated="3"/>
          <table:table-cell office:value-type="string">
            <text:p>Vin</text:p>
          </table:table-cell>
          <table:table-cell office:value-type="string">
            <text:p>Ae[cm^2]</text:p>
          </table:table-cell>
          <table:table-cell office:value-type="string">
            <text:p>B[GAUS]</text:p>
          </table:table-cell>
          <table:table-cell office:value-type="string">
            <text:p>f</text:p>
          </table:table-cell>
          <table:table-cell office:value-type="string">
            <text:p>Npri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Ac je efectiv. Cross arrea [cm^2]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.45">
            <text:p>1.45</text:p>
          </table:table-cell>
          <table:table-cell office:value-type="float" office:value="4900">
            <text:p>4900</text:p>
          </table:table-cell>
          <table:table-cell office:value-type="float" office:value="800000">
            <text:p>800000</text:p>
          </table:table-cell>
          <table:table-cell table:formula="of:=[.L30]*10^8/(4*[.O30]*[.N30]*[.M30])" office:value-type="float" office:value="0.131949331456721">
            <text:p>0.131949331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0">
            <text:p>40</text:p>
          </table:table-cell>
          <table:table-cell office:value-type="float" office:value="0.0000366">
            <text:p>0.0000366</text:p>
          </table:table-cell>
          <table:table-cell office:value-type="float" office:value="0.49">
            <text:p>0.49</text:p>
          </table:table-cell>
          <table:table-cell office:value-type="float" office:value="800000">
            <text:p>800000</text:p>
          </table:table-cell>
          <table:table-cell table:formula="of:=[.L31]*10^8/(4*[.O31]*[.N31]*[.M31])" office:value-type="float" office:value="69700011.1520018">
            <text:p>69700011.1520018</text:p>
          </table:table-cell>
          <table:table-cell office:value-type="string">
            <text:p>Curti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=2Pi*f*L*I</text:p>
          </table:table-cell>
          <table:table-cell table:formula="of:=2*3.14*270000*0.0000024*10" office:value-type="float" office:value="40.6944">
            <text:p>40.6944</text:p>
          </table:table-cell>
          <table:table-cell table:number-columns-repeated="7"/>
          <table:table-cell office:value-type="string">
            <text:p>formula:</text:p>
          </table:table-cell>
          <table:table-cell table:number-columns-repeated="8"/>
        </table:table-row>
        <table:table-row table:style-name="ro2">
          <table:table-cell table:number-columns-repeated="11"/>
          <table:table-cell table:style-name="ce1" office:value-type="string">
            <text:p>N=V/4*f*Ae*Bmax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2"/>
          <table:table-cell office:value-type="string">
            <text:p>Povrsina ferita</text:p>
          </table:table-cell>
          <table:table-cell office:value-type="string">
            <text:p>B saturacije</text:p>
          </table:table-cell>
          <table:table-cell table:number-columns-repeated="6"/>
        </table:table-row>
        <table:table-row table:style-name="ro2">
          <table:table-cell table:number-columns-repeated="11"/>
          <table:table-cell table:style-name="ce16" office:value-type="string">
            <text:p>V(RMS)</text:p>
          </table:table-cell>
          <table:table-cell table:style-name="ce18" office:value-type="string">
            <text:p>Ae[cm^2]</text:p>
          </table:table-cell>
          <table:table-cell table:style-name="ce18" office:value-type="string">
            <text:p>B[T]</text:p>
          </table:table-cell>
          <table:table-cell table:style-name="ce18" office:value-type="string">
            <text:p>freq</text:p>
          </table:table-cell>
          <table:table-cell table:style-name="ce19" office:value-type="string">
            <text:p>Izracunati broj namotaja primara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N=V/4*f*Ae*Bmax</text:p>
          </table:table-cell>
          <table:table-cell table:number-columns-repeated="3"/>
          <table:table-cell table:style-name="ce17" office:value-type="float" office:value="30">
            <text:p>30</text:p>
          </table:table-cell>
          <table:table-cell table:style-name="ce1" office:value-type="float" office:value="0.36">
            <text:p>0.36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50000">
            <text:p>50000</text:p>
          </table:table-cell>
          <table:table-cell table:style-name="ce20" table:formula="of:=[.L37]*10^8/(4*[.O37]*[.M37]*[.N37])" office:value-type="float" office:value="16.6666666666667">
            <text:p>16.66666666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Z=2*Pi*f*L</text:p>
          </table:table-cell>
          <table:table-cell office:value-type="string">
            <text:p>“Z” sekunudara mora biti bar 4x veci od opterecenja</text:p>
          </table:table-cell>
          <table:table-cell table:number-columns-repeated="7"/>
          <table:table-cell table:style-name="ce8" office:value-type="float" office:value="30">
            <text:p>30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4900">
            <text:p>4900</text:p>
          </table:table-cell>
          <table:table-cell table:style-name="ce8" office:value-type="float" office:value="50000">
            <text:p>50000</text:p>
          </table:table-cell>
          <table:table-cell table:style-name="ce20" table:formula="of:=[.L38]*10^8/(4*[.O38]*[.M38]*[.N38])" office:value-type="float" office:value="4.78316326530612">
            <text:p>4.78316326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Lmin = Z/(2*Pi*f)</text:p>
          </table:table-cell>
          <table:table-cell table:number-columns-repeated="6"/>
          <table:table-cell office:value-type="string">
            <text:p>Formula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50000">
            <text:p>50000</text:p>
          </table:table-cell>
          <table:table-cell office:value-type="string">
            <text:p>Hz</text:p>
          </table:table-cell>
          <table:table-cell office:value-type="float" office:value="300">
            <text:p>300</text:p>
          </table:table-cell>
          <table:table-cell office:value-type="string">
            <text:p>Ohm</text:p>
          </table:table-cell>
          <table:table-cell table:number-columns-repeated="2"/>
          <table:table-cell office:value-type="string">
            <text:p>V=</text:p>
          </table:table-cell>
          <table:table-cell office:value-type="string">
            <text:p>2*N*Bmax*Ae</text:p>
          </table:table-cell>
          <table:table-cell office:value-type="string">
            <text:p>N=</text:p>
          </table:table-cell>
          <table:table-cell table:formula="of:=[.L37]*100000000/(4*[.O37]*[.N37]*[.M37])" office:value-type="float" office:value="16.6666666666667">
            <text:p>16.666666666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n=</text:p>
          </table:table-cell>
          <table:table-cell table:formula="of:=[.F40]/(2*3.14*[.D40])" office:value-type="float" office:value="0.000955414012738853">
            <text:p>0.000955414</text:p>
          </table:table-cell>
          <table:table-cell office:value-type="string">
            <text:p>0.9mH*4</text:p>
          </table:table-cell>
          <table:table-cell office:value-type="string">
            <text:p>3.6mH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2"/>
          <table:table-cell table:style-name="ce5" office:value-type="string">
            <text:p>Energija je L*I^2</text:p>
          </table:table-cell>
          <table:table-cell table:style-name="ce5"/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induktivnost primara, ako imam 11 namotaja je </text:p>
          </table:table-cell>
          <table:table-cell table:number-columns-repeated="2"/>
          <table:table-cell table:formula="of:=11*11*2.4" office:value-type="float" office:value="290.4">
            <text:p>290.4</text:p>
          </table:table-cell>
          <table:table-cell office:value-type="string">
            <text:p>uH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string">
            <text:p>sredinom februara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struja magnetizacije = </text:p>
          </table:table-cell>
          <table:table-cell office:value-type="string">
            <text:p>1/L * Integral napona</text:p>
          </table:table-cell>
          <table:table-cell table:number-columns-repeated="5"/>
          <table:table-cell office:value-type="float" office:value="1500">
            <text:p>1500</text:p>
          </table:table-cell>
          <table:table-cell table:style-name="ce21" office:value-type="percentage" office:value="0.7">
            <text:p>70.00%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>
            <text:p>calc</text:p>
          </table:table-cell>
          <table:table-cell table:number-columns-repeated="11"/>
        </table:table-row>
        <table:table-row table:style-name="ro2">
          <table:table-cell table:number-columns-repeated="14"/>
          <table:table-cell office:value-type="string">
            <text:p>masin learing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8" office:value-type="string">
            <text:p>MOJ TRAFO</text:p>
          </table:table-cell>
          <table:table-cell table:style-name="ce8" office:value-type="string">
            <text:p><text:s text:c="2"/>B65811J0000R087 </text:p>
          </table:table-cell>
          <table:table-cell table:style-name="ce8"/>
          <table:table-cell table:number-columns-repeated="6"/>
          <table:table-cell office:value-type="string">
            <text:p>mrezno programiranj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Ako stavim 8 namotaja, induktivnost je 153uH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Primar 8, sekundar 84 namotaja (1:8)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Primar 20A, sekundar = 2.5A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Transducer: 100 Ohm =&gt; sekundar napn = 250V =&gt; primar napon = 31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Zelim 3A na 100 Ohma (300V), odnos mora biti 10x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Primar mora imati 30A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Ako je 10x, primar ima min. 5 namotaja, sekundar mora imati 50 namotaja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Zelim 3A na 200 Ohma (600V), odnos mora biti 20x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Primar mora imati 60A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Ako je 20x, primar ima mi 5 namotaja, sekundar ima 100 namotaja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primar 2x20 = 40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E [Ws]= ½ C*U^2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Treba mi npr. 30V * 30A * 20ms = 18Ws</text:p>
          </table:table-cell>
          <table:table-cell table:number-columns-repeated="3"/>
          <table:table-cell office:value-type="string">
            <text:p>Ws</text:p>
          </table:table-cell>
          <table:table-cell office:value-type="string">
            <text:p>V=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C = E *2 / U^2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C=</text:p>
          </table:table-cell>
          <table:table-cell table:formula="of:=[.J69]*2/([.K69]*[.K69])" office:value-type="float" office:value="0.04">
            <text:p>0.04</text:p>
          </table:table-cell>
          <table:table-cell office:value-type="string">
            <text:p>F</text:p>
          </table:table-cell>
          <table:table-cell table:number-columns-repeated="12"/>
        </table:table-row>
        <table:table-row table:style-name="ro2">
          <table:table-cell table:number-columns-repeated="6"/>
          <table:table-cell office:value-type="string">
            <text:p>40mF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3/18/2019</text:date>, <text:time>23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19:50.78</meta:creation-date>
    <dc:date>2019-03-18T23:38:10.79</dc:date>
    <meta:editing-duration>P6DT2H15M21S</meta:editing-duration>
    <meta:editing-cycles>8</meta:editing-cycles>
    <meta:generator>OpenOffice/4.1.3$Win32 OpenOffice.org_project/413m1$Build-9783</meta:generator>
    <meta:document-statistic meta:table-count="3" meta:cell-count="214" meta:object-count="0"/>
  </office:meta>
</office:document-meta>
</file>